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7202" calcext:value-type="float">
            <text:p>0.0547202</text:p>
          </table:table-cell>
          <table:table-cell office:value-type="float" office:value="0.031623" calcext:value-type="float">
            <text:p>0.031623</text:p>
          </table:table-cell>
          <table:table-cell office:value-type="float" office:value="0.0234072" calcext:value-type="float">
            <text:p>0.0234072</text:p>
          </table:table-cell>
          <table:table-cell office:value-type="float" office:value="0.0232522" calcext:value-type="float">
            <text:p>0.0232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5987" calcext:value-type="float">
            <text:p>0.0385987</text:p>
          </table:table-cell>
          <table:table-cell office:value-type="float" office:value="0.0162765" calcext:value-type="float">
            <text:p>0.0162765</text:p>
          </table:table-cell>
          <table:table-cell table:number-columns-repeated="2" office:value-type="float" office:value="0.0151914" calcext:value-type="float">
            <text:p>0.0151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74376" calcext:value-type="float">
            <text:p>0.0274376</text:p>
          </table:table-cell>
          <table:table-cell table:number-columns-repeated="3" office:value-type="float" office:value="0.0114711" calcext:value-type="float">
            <text:p>0.0114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.00868082" calcext:value-type="float">
            <text:p>0.008680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.0063556" calcext:value-type="float">
            <text:p>0.00635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.00449543" calcext:value-type="float">
            <text:p>0.004495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325531" calcext:value-type="float">
            <text:p>0.003255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IX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2569" calcext:value-type="float">
            <text:p>0.192569</text:p>
          </table:table-cell>
          <table:table-cell office:value-type="float" office:value="0.0735599" calcext:value-type="float">
            <text:p>0.0735599</text:p>
          </table:table-cell>
          <table:table-cell office:value-type="float" office:value="0.0101094" calcext:value-type="float">
            <text:p>0.0101094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756" calcext:value-type="float">
            <text:p>0.167756</text:p>
          </table:table-cell>
          <table:table-cell office:value-type="float" office:value="0.0256912" calcext:value-type="float">
            <text:p>0.0256912</text:p>
          </table:table-cell>
          <table:table-cell table:number-columns-repeated="2" office:value-type="float" office:value="0.00420507" calcext:value-type="float">
            <text:p>0.004205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1031" calcext:value-type="float">
            <text:p>0.111031</text:p>
          </table:table-cell>
          <table:table-cell office:value-type="float" office:value="0.0046371" calcext:value-type="float">
            <text:p>0.0046371</text:p>
          </table:table-cell>
          <table:table-cell table:number-columns-repeated="2" office:value-type="float" office:value="0.00250576" calcext:value-type="float">
            <text:p>0.00250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53399" calcext:value-type="float">
            <text:p>0.0353399</text:p>
          </table:table-cell>
          <table:table-cell table:number-columns-repeated="3" office:value-type="float" office:value="0.0015409" calcext:value-type="float">
            <text:p>0.00154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38969" calcext:value-type="float">
            <text:p>0.0138969</text:p>
          </table:table-cell>
          <table:table-cell table:number-columns-repeated="3" office:value-type="float" office:value="0.00100806" calcext:value-type="float">
            <text:p>0.001008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.000691244" calcext:value-type="float">
            <text:p>0.0006912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0489631" calcext:value-type="float">
            <text:p>0.000489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8T22:24:13.339659888</meta:creation-date>
    <meta:generator>LibreOffice/6.3.5.2$Linux_X86_64 LibreOffice_project/dd0751754f11728f69b42ee2af66670068624673</meta:generator>
    <dc:date>2020-06-08T22:33:13.204641058</dc:date>
    <meta:editing-duration>PT9M</meta:editing-duration>
    <meta:editing-cycles>2</meta:editing-cycles>
    <meta:document-statistic meta:table-count="1" meta:cell-count="80" meta:object-count="0"/>
  </office:meta>
</office:document-meta>
</file>